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[GUIDE] How I solved [problem] using [tool] — with code, demo, and real-world case</text:p>
      <text:p text:style-name="Preformatted_20_Text"/>
      <text:p text:style-name="Preformatted_20_Text">Hey folks, I recently wrote a guide on [topic] — it's a practical walkthrough of how I tackled [problem] using [tool].</text:p>
      <text:p text:style-name="Preformatted_20_Text"/>
      <text:p text:style-name="Preformatted_20_Text">Includes:</text:p>
      <text:p text:style-name="Preformatted_20_Text">– Code snippets</text:p>
      <text:p text:style-name="Preformatted_20_Text">– Step-by-step logic</text:p>
      <text:p text:style-name="Preformatted_20_Text">– A mini-tool you can test</text:p>
      <text:p text:style-name="Preformatted_20_Text"/>
      <text:p text:style-name="Preformatted_20_Text">Link to full article: [URL]</text:p>
      <text:p text:style-name="Preformatted_20_Text"/>
      <text:p text:style-name="Preformatted_20_Text">Would love feedback or suggestions if you've tried similar approaches.</text:p>
      <text:p text:style-name="Preformatted_20_Text"/>
      <text:p text:style-name="P1">Posted on timthewebmaster.com — a bilingual dev platform for self-taught coder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5T07:54:03.420000000</meta:creation-date>
    <dc:date>2025-09-15T07:54:07.767000000</dc:date>
    <meta:editing-duration>PT5S</meta:editing-duration>
    <meta:editing-cycles>1</meta:editing-cycles>
    <meta:document-statistic meta:table-count="0" meta:image-count="0" meta:object-count="0" meta:page-count="1" meta:paragraph-count="9" meta:word-count="68" meta:character-count="447" meta:non-whitespace-character-count="382"/>
    <meta:generator>LibreOffice/24.2.1.2$Windows_X86_64 LibreOffice_project/db4def46b0453cc22e2d0305797cf981b68ef5ac</meta:generator>
  </office:meta>
</office:document-meta>
</file>